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" manifest:full-path="Object 3/Pictures/2000000D000000DF000000DF74639A27.svm"/>
  <manifest:file-entry manifest:media-type="" manifest:full-path="Object 3/Pictures/2000000D000000DF000000DF75F9AC18.svm"/>
  <manifest:file-entry manifest:media-type="" manifest:full-path="Object 3/Pictures/2000000D000000DF000000DF948C12DE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" manifest:full-path="Pictures/20000007000045AA00001AFBE3F2356D.svm"/>
  <manifest:file-entry manifest:media-type="" manifest:full-path="Pictures/20000007000045AA00001AFB2A19149C.svm"/>
  <manifest:file-entry manifest:media-type="" manifest:full-path="Pictures/20000007000045AA00001AFBC367EE7B.svm"/>
  <manifest:file-entry manifest:media-type="" manifest:full-path="Pictures/20000007000045AA00001AFBB549FCAC.svm"/>
  <manifest:file-entry manifest:media-type="" manifest:full-path="Pictures/20000007000045AA00001AFB5C37064B.svm"/>
  <manifest:file-entry manifest:media-type="text/xml" manifest:full-path="Object 4/content.xml"/>
  <manifest:file-entry manifest:media-type="" manifest:full-path="Object 4/Pictures/2000000D000000DF000000DF74639A27.svm"/>
  <manifest:file-entry manifest:media-type="" manifest:full-path="Object 4/Pictures/2000000D000000DF000000DF75F9AC18.svm"/>
  <manifest:file-entry manifest:media-type="" manifest:full-path="Object 4/Pictures/2000000D000000DF000000DF948C12DE.svm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tandard">
      <style:paragraph-properties fo:text-align="start" style:justify-single-word="false"/>
      <style:text-properties fo:language="ru" fo:country="RU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language="en" fo:country="US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/>
      <style:text-properties fo:font-size="12pt" fo:language="ru" fo:country="RU" style:font-size-asian="12pt" style:font-size-complex="12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17" style:family="paragraph" style:parent-style-name="Standard" style:list-style-name="L2" style:master-page-name="">
      <style:paragraph-properties fo:text-align="start" style:justify-single-word="false" style:page-number="auto"/>
      <style:text-properties fo:font-size="12pt" fo:language="ru" fo:country="RU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from-left" style:horizontal-rel="paragraph" draw:ole-draw-aspect="1"/>
    </style:style>
    <style:style style:name="fr6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righ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5">Мартыненко Мак<text:span text:style-name="T1">сим, Шемет Александр</text:span></text:p>
      <text:p text:style-name="P1">1 группа</text:p>
      <text:p text:style-name="P1"/>
      <text:p text:style-name="P2">Лабораторная работа № <text:span text:style-name="T4">5</text:span><text:line-break/><text:span text:style-name="T1">ТРЕХФАЗНАЯ ЦЕПЬ, СОЕДИНЕННАЯ ПО СХЕМЕ ЗВЕЗДА</text:span></text:p>
      <text:p text:style-name="P4"/>
      <text:list xml:id="list6099485872692798057" text:style-name="L1">
        <text:list-item>
          <text:p text:style-name="P7">Цель работы: знакомство <text:s/>с <text:s/>устройством <text:s/>призменного <text:s/>монохроматора УМ-2, <text:s/>его градуировка, построение <text:s/>дисперсионной <text:s/>кривой, <text:s/>определение <text:s/>неизвестного <text:s/>газа <text:s/>по его <text:s/>спектру.</text:p>
        </text:list-item>
      </text:list>
      <text:p text:style-name="P3"/>
      <text:list xml:id="list33504022" text:continue-numbering="true" text:style-name="L1">
        <text:list-item>
          <text:p text:style-name="P14"><text:span text:style-name="T3">Схем</text:span><text:span text:style-name="T2">ы</text:span><text:span text:style-name="T3">:</text:span></text:p>
        </text:list-item>
      </text:list>
      <text:p text:style-name="P11"/>
      <text:list xml:id="list3834699339011703571" text:style-name="L2">
        <text:list-item>
          <text:h text:style-name="P12" text:outline-level="1">Симметричная активная нагрузка с нейтральным проводом.</text:h>
        </text:list-item>
      </text:list>
      <text:h text:style-name="P15" text:outline-level="1"><draw:frame draw:style-name="fr1" draw:name="Графический объект1" text:anchor-type="paragraph" svg:width="8.8cm" svg:height="3.41cm" draw:z-index="3"><draw:image xlink:href="Pictures/20000007000045AA00001AFB5C37064B.svm" xlink:type="simple" xlink:show="embed" xlink:actuate="onLoad"/></draw:frame></text:h>
      <text:list xml:id="list33505979" text:continue-numbering="true" text:style-name="L2">
        <text:list-item>
          <text:h text:style-name="P17" text:outline-level="1">Несимметричная активная <text:s/>нагрузка с нейтральным проводом.</text:h>
        </text:list-item>
      </text:list>
      <text:h text:style-name="P16" text:outline-level="1"><draw:frame draw:style-name="fr1" draw:name="Графический объект2" text:anchor-type="paragraph" svg:width="8.774cm" svg:height="3.399cm" draw:z-index="2"><draw:image xlink:href="Pictures/20000007000045AA00001AFBB549FCAC.svm" xlink:type="simple" xlink:show="embed" xlink:actuate="onLoad"/></draw:frame></text:h>
      <text:list xml:id="list33517376" text:continue-numbering="true" text:style-name="L2">
        <text:list-item>
          <text:p text:style-name="P9">Симметричная активная нагрузка с отключенным нейтральным проводом.</text:p>
        </text:list-item>
      </text:list>
      <text:p text:style-name="P6"><draw:frame draw:style-name="fr1" draw:name="Графический объект3" text:anchor-type="paragraph" svg:width="8.774cm" svg:height="3.399cm" draw:z-index="0"><draw:image xlink:href="Pictures/20000007000045AA00001AFBC367EE7B.svm" xlink:type="simple" xlink:show="embed" xlink:actuate="onLoad"/></draw:frame></text:p>
      <text:list xml:id="list33504548" text:continue-numbering="true" text:style-name="L2">
        <text:list-item>
          <text:p text:style-name="P9">Несимметричная активная нагрузка с отключенным нейтральным проводом.</text:p>
        </text:list-item>
      </text:list>
      <text:p text:style-name="P11"><draw:frame draw:style-name="fr1" draw:name="Графический объект4" text:anchor-type="paragraph" svg:width="8.879cm" svg:height="3.44cm" draw:z-index="1"><draw:image xlink:href="Pictures/20000007000045AA00001AFB2A19149C.svm" xlink:type="simple" xlink:show="embed" xlink:actuate="onLoad"/></draw:frame></text:p>
      <text:list xml:id="list33505321" text:continue-numbering="true" text:style-name="L2">
        <text:list-item>
          <text:p text:style-name="P12">Комплексная нагрузка с нейтральным проводом.</text:p>
        </text:list-item>
      </text:list>
      <text:p text:style-name="P3"><draw:frame draw:style-name="fr2" draw:name="Графический объект5" text:anchor-type="paragraph" svg:width="9.636cm" svg:height="3.732cm" draw:z-index="4"><draw:image xlink:href="Pictures/20000007000045AA00001AFBE3F2356D.svm" xlink:type="simple" xlink:show="embed" xlink:actuate="onLoad"/></draw:frame></text:p>
      <text:list xml:id="list5742015027416122348" text:style-name="L3">
        <text:list-item>
          <text:p text:style-name="P10"><text:soft-page-break/>Измерения:</text:p>
        </text:list-item>
      </text:list>
      <text:p text:style-name="P3"/>
      <text:p text:style-name="P3"><draw:frame draw:style-name="fr3" draw:name="Объект1" text:anchor-type="paragraph" svg:width="15.542cm" svg:height="3.136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4" draw:name="Объект2" text:anchor-type="paragraph" svg:width="10.363cm" svg:height="5.136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<draw:frame draw:style-name="fr5" draw:name="Объект3" text:anchor-type="paragraph" svg:x="0cm" svg:width="9.5cm" svg:height="9.5cm" draw:z-index="7"><draw:object xlink:href="./Object 3" xlink:type="simple" xlink:show="embed" xlink:actuate="onLoad"/><draw:image xlink:href="./ObjectReplacements/Object 3" xlink:type="simple" xlink:show="embed" xlink:actuate="onLoad"/></draw:frame><draw:frame draw:style-name="fr6" draw:name="Объект4" text:anchor-type="paragraph" svg:width="9.5cm" svg:height="9.5cm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3cm" fo:margin-bottom="0.855cm" fo:margin-left="0.776cm" fo:margin-right="0.83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3-12T21:11:01.50</meta:creation-date>
    <dc:date>2015-06-07T13:33:57.40</dc:date>
    <dc:creator>Егор Клёнин</dc:creator>
    <meta:editing-duration>PT23H11M46S</meta:editing-duration>
    <meta:editing-cycles>77</meta:editing-cycles>
    <meta:generator>OpenOffice/4.1.1$Win32 OpenOffice.org_project/411m6$Build-9775</meta:generator>
    <meta:printed-by>Егор Клёнин</meta:printed-by>
    <meta:print-date>2015-03-20T00:31:25.80</meta:print-date>
    <meta:document-statistic meta:table-count="0" meta:image-count="5" meta:object-count="4" meta:page-count="2" meta:paragraph-count="12" meta:word-count="78" meta:character-count="6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 style:data-style-name="N109">
      <style:table-cell-properties fo:border="0.002cm solid #000000"/>
    </style:style>
    <style:style style:name="ce11" style:family="table-cell" style:parent-style-name="Default" style:data-style-name="N109">
      <style:table-cell-properties fo:border-bottom="0.035cm solid #000000" fo:border-left="0.002cm solid #000000" fo:border-right="0.002cm solid #000000" fo:border-top="0.002cm solid #000000"/>
    </style:style>
    <style:style style:name="ce12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 style:data-style-name="N108">
      <style:table-cell-properties fo:border-bottom="0.002cm solid #000000" fo:border-left="0.002cm solid #000000" fo:border-right="0.035cm solid #000000" fo:border-top="0.002cm solid #000000"/>
    </style:style>
    <style:style style:name="ce14" style:family="table-cell" style:parent-style-name="Default" style:data-style-name="N108">
      <style:table-cell-properties fo:border-bottom="0.035cm solid #000000" fo:border-left="0.002cm solid #000000" fo:border-right="0.035cm solid #000000" fo:border-top="0.002cm solid #000000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fo:border="0.002cm solid #000000"/>
    </style:style>
    <style:style style:name="ce8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1" table:number-columns-repeated="4" table:default-cell-style-name="ce7"/>
        <table:table-column table:style-name="co1" table:number-columns-repeated="4" table:default-cell-style-name="ce10"/>
        <table:table-column table:style-name="co1" table:number-columns-repeated="2" table:default-cell-style-name="ce7"/>
        <table:table-column table:style-name="co1" table:default-cell-style-name="ce13"/>
        <table:table-row table:style-name="ro1">
          <table:table-cell table:style-name="ce1" office:value-type="string" table:number-columns-spanned="1" table:number-rows-spanned="2">
            <text:p>Схема</text:p>
          </table:table-cell>
          <table:table-cell table:style-name="ce5" office:value-type="string" table:number-columns-spanned="11" table:number-rows-spanned="1">
            <text:p>Измерено</text:p>
          </table:table-cell>
          <table:covered-table-cell table:number-columns-repeated="9" table:style-name="ce9"/>
          <table:covered-table-cell table:style-name="ce5"/>
        </table:table-row>
        <table:table-row table:style-name="ro1">
          <table:covered-table-cell table:style-name="ce2"/>
          <table:table-cell table:style-name="ce6" office:value-type="string">
            <text:p>U<text:span text:style-name="T1">Л</text:span>, В</text:p>
          </table:table-cell>
          <table:table-cell table:style-name="ce6" office:value-type="string">
            <text:p>U<text:span text:style-name="T1">a</text:span><text:span text:style-name="T2">, В</text:span></text:p>
          </table:table-cell>
          <table:table-cell table:style-name="ce6" office:value-type="string">
            <text:p>U<text:span text:style-name="T1">b</text:span><text:span text:style-name="T2">, В</text:span></text:p>
          </table:table-cell>
          <table:table-cell table:style-name="ce6" office:value-type="string">
            <text:p>U<text:span text:style-name="T1">c</text:span><text:span text:style-name="T2">, В</text:span></text:p>
          </table:table-cell>
          <table:table-cell table:style-name="ce6" office:value-type="string">
            <text:p>I<text:span text:style-name="T1">a</text:span><text:span text:style-name="T2">, А</text:span></text:p>
          </table:table-cell>
          <table:table-cell table:style-name="ce6" office:value-type="string">
            <text:p>I<text:span text:style-name="T1">b</text:span><text:span text:style-name="T2">, А</text:span></text:p>
          </table:table-cell>
          <table:table-cell table:style-name="ce6" office:value-type="string">
            <text:p>I<text:span text:style-name="T1">c</text:span><text:span text:style-name="T2">, А</text:span></text:p>
          </table:table-cell>
          <table:table-cell table:style-name="ce6" office:value-type="string">
            <text:p>I<text:span text:style-name="T1">n</text:span><text:span text:style-name="T2">, А</text:span></text:p>
          </table:table-cell>
          <table:table-cell table:style-name="ce6" office:value-type="string">
            <text:p>U<text:span text:style-name="T1">Nn</text:span><text:span text:style-name="T2">, B</text:span></text:p>
          </table:table-cell>
          <table:table-cell table:style-name="ce6" office:value-type="string">
            <text:p>P<text:span text:style-name="T1">a</text:span><text:span text:style-name="T2">, Вт</text:span></text:p>
          </table:table-cell>
          <table:table-cell table:style-name="ce12" office:value-type="string">
            <text:p>P<text:span text:style-name="T1">b</text:span><text:span text:style-name="T2">, Вт</text:span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.02">
            <text:p>70,0</text:p>
          </table:table-cell>
          <table:table-cell office:value-type="float" office:value="41.34">
            <text:p>41,3</text:p>
          </table:table-cell>
          <table:table-cell office:value-type="float" office:value="40.45">
            <text:p>40,5</text:p>
          </table:table-cell>
          <table:table-cell office:value-type="float" office:value="40.2">
            <text:p>40,2</text:p>
          </table:table-cell>
          <table:table-cell office:value-type="float" office:value="0.355">
            <text:p>0,355</text:p>
          </table:table-cell>
          <table:table-cell office:value-type="float" office:value="0.35">
            <text:p>0,350</text:p>
          </table:table-cell>
          <table:table-cell office:value-type="float" office:value="0.33">
            <text:p>0,330</text:p>
          </table:table-cell>
          <table:table-cell office:value-type="float" office:value="0.041">
            <text:p>0,041</text:p>
          </table:table-cell>
          <table:table-cell/>
          <table:table-cell office:value-type="float" office:value="10.93">
            <text:p>10,9</text:p>
          </table:table-cell>
          <table:table-cell office:value-type="float" office:value="14.32">
            <text:p>14,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71">
            <text:p>70,7</text:p>
          </table:table-cell>
          <table:table-cell office:value-type="float" office:value="41.29">
            <text:p>41,3</text:p>
          </table:table-cell>
          <table:table-cell office:value-type="float" office:value="40.95">
            <text:p>41,0</text:p>
          </table:table-cell>
          <table:table-cell office:value-type="float" office:value="40.4">
            <text:p>40,4</text:p>
          </table:table-cell>
          <table:table-cell/>
          <table:table-cell office:value-type="float" office:value="0.35">
            <text:p>0,350</text:p>
          </table:table-cell>
          <table:table-cell office:value-type="float" office:value="0.33">
            <text:p>0,330</text:p>
          </table:table-cell>
          <table:table-cell office:value-type="float" office:value="0.344">
            <text:p>0,344</text:p>
          </table:table-cell>
          <table:table-cell table:number-columns-repeated="2"/>
          <table:table-cell office:value-type="float" office:value="14.36">
            <text:p>14,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9.45">
            <text:p>69,5</text:p>
          </table:table-cell>
          <table:table-cell office:value-type="float" office:value="40.39">
            <text:p>40,4</text:p>
          </table:table-cell>
          <table:table-cell office:value-type="float" office:value="40.73">
            <text:p>40,7</text:p>
          </table:table-cell>
          <table:table-cell office:value-type="float" office:value="41.4">
            <text:p>41,4</text:p>
          </table:table-cell>
          <table:table-cell office:value-type="float" office:value="0.35">
            <text:p>0,350</text:p>
          </table:table-cell>
          <table:table-cell office:value-type="float" office:value="0.351">
            <text:p>0,351</text:p>
          </table:table-cell>
          <table:table-cell office:value-type="float" office:value="0.333">
            <text:p>0,333</text:p>
          </table:table-cell>
          <table:table-cell office:value-type="float" office:value="0.018">
            <text:p>0,018</text:p>
          </table:table-cell>
          <table:table-cell office:value-type="float" office:value="1.4">
            <text:p>1,4</text:p>
          </table:table-cell>
          <table:table-cell office:value-type="float" office:value="13.98">
            <text:p>14,0</text:p>
          </table:table-cell>
          <table:table-cell office:value-type="float" office:value="14.47">
            <text:p>14,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1.06">
            <text:p>71,1</text:p>
          </table:table-cell>
          <table:table-cell office:value-type="float" office:value="62.2">
            <text:p>62,2</text:p>
          </table:table-cell>
          <table:table-cell office:value-type="float" office:value="34.08">
            <text:p>34,1</text:p>
          </table:table-cell>
          <table:table-cell office:value-type="float" office:value="36.4">
            <text:p>36,4</text:p>
          </table:table-cell>
          <table:table-cell/>
          <table:table-cell office:value-type="float" office:value="0.294">
            <text:p>0,294</text:p>
          </table:table-cell>
          <table:table-cell office:value-type="float" office:value="0.297">
            <text:p>0,297</text:p>
          </table:table-cell>
          <table:table-cell office:value-type="float" office:value="0.018">
            <text:p>0,018</text:p>
          </table:table-cell>
          <table:table-cell office:value-type="float" office:value="20.8">
            <text:p>20,8</text:p>
          </table:table-cell>
          <table:table-cell/>
          <table:table-cell office:value-type="float" office:value="9.98">
            <text:p>10,0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8" office:value-type="float" office:value="70.84">
            <text:p>70,8</text:p>
          </table:table-cell>
          <table:table-cell table:style-name="ce8" office:value-type="float" office:value="42.04">
            <text:p>42,0</text:p>
          </table:table-cell>
          <table:table-cell table:style-name="ce8" office:value-type="float" office:value="40.66">
            <text:p>40,7</text:p>
          </table:table-cell>
          <table:table-cell table:style-name="ce8" office:value-type="float" office:value="41">
            <text:p>41,0</text:p>
          </table:table-cell>
          <table:table-cell table:style-name="ce11" office:value-type="float" office:value="0.132">
            <text:p>0,132</text:p>
          </table:table-cell>
          <table:table-cell table:style-name="ce11" office:value-type="float" office:value="0.349">
            <text:p>0,349</text:p>
          </table:table-cell>
          <table:table-cell table:style-name="ce11" office:value-type="float" office:value="0.113">
            <text:p>0,113</text:p>
          </table:table-cell>
          <table:table-cell table:style-name="ce11" office:value-type="float" office:value="0.362">
            <text:p>0,362</text:p>
          </table:table-cell>
          <table:table-cell table:style-name="ce8"/>
          <table:table-cell table:style-name="ce8" office:value-type="float" office:value="3.03">
            <text:p>3,0</text:p>
          </table:table-cell>
          <table:table-cell table:style-name="ce14" office:value-type="float" office:value="4.15">
            <text:p>4,2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3.06.2015</text:date>, <text:time>12:43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 style:data-style-name="N2">
      <style:table-cell-properties fo:border-bottom="0.002cm solid #000000" fo:border-left="0.035cm solid #000000" fo:border-right="0.002cm solid #000000" fo:border-top="0.002cm solid #000000"/>
    </style:style>
    <style:style style:name="ce7" style:family="table-cell" style:parent-style-name="Default" style:data-style-name="N2">
      <style:table-cell-properties fo:border-bottom="0.035cm solid #000000" fo:border-left="0.035cm solid #000000" fo:border-right="0.002cm solid #000000" fo:border-top="0.002cm solid #000000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 style:data-style-name="N2">
      <style:table-cell-properties fo:border="0.002cm solid #000000"/>
    </style:style>
    <style:style style:name="ce11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4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/>
    </style:style>
    <style:style style:name="ce15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/>
    </style:style>
    <style:style style:name="ce16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7" style:family="table-cell" style:parent-style-name="Default" style:data-style-name="N1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18" style:family="table-cell" style:parent-style-name="Default" style:data-style-name="N1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19" style:family="table-cell" style:parent-style-name="Default" style:data-style-name="N1">
      <style:table-cell-properties fo:border-bottom="0.035cm solid #000000" fo:border-left="0.035cm solid #000000" fo:border-right="0.002cm solid #000000" fo:border-top="0.002cm solid #000000"/>
    </style:style>
    <style:style style:name="ce20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style:font-name="Arial1"/>
    </style:style>
    <style:style style:name="ce21" style:family="table-cell" style:parent-style-name="Default" style:data-style-name="N108">
      <style:table-cell-properties fo:border-bottom="0.035cm solid #000000" fo:border-left="0.035cm solid #000000" fo:border-right="0.002cm solid #000000" fo:border-top="0.002cm solid #000000"/>
    </style:style>
    <style:style style:name="ce22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3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4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/>
    </style:style>
    <style:style style:name="ce26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27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9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</style:style>
    <style:style style:name="ce3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1"/>
    </style:style>
    <style:style style:name="ce31" style:family="table-cell" style:parent-style-name="Default" style:data-style-name="N108">
      <style:table-cell-properties fo:border-bottom="0.035cm solid #000000" fo:border-left="0.002cm solid #000000" fo:border-right="0.035cm solid #000000" fo:border-top="0.002cm solid #000000"/>
    </style:style>
    <style:style style:name="ce32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number-columns-repeated="12" table:default-cell-style-name="Default"/>
        <table:table-column table:style-name="co2" table:default-cell-style-name="ce3"/>
        <table:table-column table:style-name="co2" table:default-cell-style-name="ce6"/>
        <table:table-column table:style-name="co2" table:number-columns-repeated="2" table:default-cell-style-name="ce10"/>
        <table:table-column table:style-name="co2" table:default-cell-style-name="ce14"/>
        <table:table-column table:style-name="co2" table:default-cell-style-name="ce16"/>
        <table:table-column table:style-name="co2" table:default-cell-style-name="ce8"/>
        <table:table-column table:style-name="co2" table:default-cell-style-name="ce12"/>
        <table:table-row table:style-name="ro1">
          <table:table-cell table:number-columns-repeated="12"/>
          <table:table-cell table:style-name="ce1" office:value-type="string" table:number-columns-spanned="1" table:number-rows-spanned="2">
            <text:p>Схема</text:p>
          </table:table-cell>
          <table:table-cell table:style-name="ce5" office:value-type="string" table:number-columns-spanned="7" table:number-rows-spanned="1">
            <text:p>Рассчитано</text:p>
          </table:table-cell>
          <table:covered-table-cell table:number-columns-repeated="2" table:style-name="ce8"/>
          <table:covered-table-cell table:style-name="ce12"/>
          <table:covered-table-cell table:number-columns-repeated="3"/>
        </table:table-row>
        <table:table-row table:style-name="ro1">
          <table:table-cell table:number-columns-repeated="12"/>
          <table:covered-table-cell table:style-name="ce2"/>
          <table:table-cell table:style-name="ce1" office:value-type="string">
            <text:p>U<text:span text:style-name="T1">л</text:span>/U<text:span text:style-name="T1">a</text:span></text:p>
          </table:table-cell>
          <table:table-cell table:style-name="ce9" office:value-type="string">
            <text:p>U<text:span text:style-name="T1">л</text:span>/U<text:span text:style-name="T1">b</text:span></text:p>
          </table:table-cell>
          <table:table-cell table:style-name="ce9" office:value-type="string">
            <text:p>U<text:span text:style-name="T1">л</text:span>/U<text:span text:style-name="T1">c</text:span></text:p>
          </table:table-cell>
          <table:table-cell table:style-name="ce13" office:value-type="string">
            <text:p>P<text:span text:style-name="T1">c</text:span></text:p>
          </table:table-cell>
          <table:table-cell office:value-type="string">
            <text:p>R<text:span text:style-name="T1">a</text:span>, Ом</text:p>
          </table:table-cell>
          <table:table-cell office:value-type="string">
            <text:p>R<text:span text:style-name="T1">b</text:span>, Ом</text:p>
          </table:table-cell>
          <table:table-cell office:value-type="string">
            <text:p>R<text:span text:style-name="T1">c</text:span>, Ом</text:p>
          </table:table-cell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office:value-type="float" office:value="1.69375907111756">
            <text:p>1,69</text:p>
          </table:table-cell>
          <table:table-cell office:value-type="float" office:value="1.73102595797281">
            <text:p>1,73</text:p>
          </table:table-cell>
          <table:table-cell office:value-type="float" office:value="1.74179104477612">
            <text:p>1,74</text:p>
          </table:table-cell>
          <table:table-cell office:value-type="float" office:value="13.266">
            <text:p>13,27</text:p>
          </table:table-cell>
          <table:table-cell table:style-name="ce17" office:value-type="float" office:value="116.450704225352" table:number-columns-spanned="1" table:number-rows-spanned="3">
            <text:p>116</text:p>
          </table:table-cell>
          <table:table-cell table:style-name="ce22" office:value-type="float" office:value="115.571428571429" table:number-columns-spanned="1" table:number-rows-spanned="3">
            <text:p>116</text:p>
          </table:table-cell>
          <table:table-cell table:style-name="ce27" office:value-type="float" office:value="121.818181818182" table:number-columns-spanned="1" table:number-rows-spanned="3">
            <text:p>122</text:p>
          </table:table-cell>
        </table:table-row>
        <table:table-row table:style-name="ro1">
          <table:table-cell table:number-columns-repeated="12"/>
          <table:table-cell office:value-type="float" office:value="2">
            <text:p>2</text:p>
          </table:table-cell>
          <table:table-cell office:value-type="float" office:value="1.71252119157181">
            <text:p>1,71</text:p>
          </table:table-cell>
          <table:table-cell office:value-type="float" office:value="1.72673992673993">
            <text:p>1,73</text:p>
          </table:table-cell>
          <table:table-cell office:value-type="float" office:value="1.75024752475248">
            <text:p>1,75</text:p>
          </table:table-cell>
          <table:table-cell office:value-type="float" office:value="13.332">
            <text:p>13,33</text:p>
          </table:table-cell>
          <table:covered-table-cell table:style-name="ce18"/>
          <table:covered-table-cell table:style-name="ce23"/>
          <table:covered-table-cell table:style-name="ce28"/>
        </table:table-row>
        <table:table-row table:style-name="ro1">
          <table:table-cell table:number-columns-repeated="12"/>
          <table:table-cell office:value-type="float" office:value="3">
            <text:p>3</text:p>
          </table:table-cell>
          <table:table-cell office:value-type="float" office:value="1.71948502104481">
            <text:p>1,72</text:p>
          </table:table-cell>
          <table:table-cell office:value-type="float" office:value="1.7051313528112">
            <text:p>1,71</text:p>
          </table:table-cell>
          <table:table-cell office:value-type="float" office:value="1.67753623188406">
            <text:p>1,68</text:p>
          </table:table-cell>
          <table:table-cell office:value-type="float" office:value="13.7862">
            <text:p>13,79</text:p>
          </table:table-cell>
          <table:covered-table-cell table:style-name="ce17"/>
          <table:covered-table-cell table:style-name="ce22"/>
          <table:covered-table-cell table:style-name="ce27"/>
        </table:table-row>
        <table:table-row table:style-name="ro1">
          <table:table-cell table:number-columns-repeated="12"/>
          <table:table-cell office:value-type="float" office:value="4">
            <text:p>4</text:p>
          </table:table-cell>
          <table:table-cell office:value-type="float" office:value="1.14244372990354">
            <text:p>1,14</text:p>
          </table:table-cell>
          <table:table-cell office:value-type="float" office:value="2.08509389671361">
            <text:p>2,09</text:p>
          </table:table-cell>
          <table:table-cell office:value-type="float" office:value="1.9521978021978">
            <text:p>1,95</text:p>
          </table:table-cell>
          <table:table-cell office:value-type="float" office:value="10.8108">
            <text:p>10,81</text:p>
          </table:table-cell>
          <table:table-cell office:value-type="string">
            <text:p>Z<text:span text:style-name="T1">a</text:span>, Ом</text:p>
          </table:table-cell>
          <table:table-cell office:value-type="string">
            <text:p>Z<text:span text:style-name="T1">b</text:span>, Ом</text:p>
          </table:table-cell>
          <table:table-cell office:value-type="string">
            <text:p>Z<text:span text:style-name="T1">c</text:span>, Ом</text:p>
          </table:table-cell>
        </table:table-row>
        <table:table-row table:style-name="ro1">
          <table:table-cell table:number-columns-repeated="12"/>
          <table:table-cell table:style-name="ce4" office:value-type="float" office:value="5">
            <text:p>5</text:p>
          </table:table-cell>
          <table:table-cell table:style-name="ce7" office:value-type="float" office:value="1.68506184586108">
            <text:p>1,69</text:p>
          </table:table-cell>
          <table:table-cell table:style-name="ce11" office:value-type="float" office:value="1.74225282833251">
            <text:p>1,74</text:p>
          </table:table-cell>
          <table:table-cell table:style-name="ce11" office:value-type="float" office:value="1.72780487804878">
            <text:p>1,73</text:p>
          </table:table-cell>
          <table:table-cell table:style-name="ce15" office:value-type="float" office:value="4.633">
            <text:p>4,63</text:p>
          </table:table-cell>
          <table:table-cell table:style-name="ce19" office:value-type="float" office:value="318.484848484848">
            <text:p>318</text:p>
          </table:table-cell>
          <table:table-cell table:style-name="ce24" office:value-type="float" office:value="116.504297994269">
            <text:p>117</text:p>
          </table:table-cell>
          <table:table-cell table:style-name="ce29" office:value-type="float" office:value="362.83185840708">
            <text:p>363</text:p>
          </table:table-cell>
        </table:table-row>
        <table:table-row table:style-name="ro2">
          <table:table-cell table:number-columns-repeated="12"/>
          <table:table-cell table:style-name="Default" table:number-columns-repeated="5"/>
          <table:table-cell table:style-name="ce20" office:value-type="string">
            <text:p>φ<text:span text:style-name="T1">a</text:span><text:span text:style-name="T2">°</text:span></text:p>
          </table:table-cell>
          <table:table-cell table:style-name="ce25" office:value-type="string">
            <text:p>φ<text:span text:style-name="T1">b</text:span><text:span text:style-name="T2">°</text:span></text:p>
          </table:table-cell>
          <table:table-cell table:style-name="ce30" office:value-type="string">
            <text:p>φ<text:span text:style-name="T1">c</text:span><text:span text:style-name="T2">°</text:span></text:p>
          </table:table-cell>
        </table:table-row>
        <table:table-row table:style-name="ro3">
          <table:table-cell table:number-columns-repeated="12"/>
          <table:table-cell table:style-name="Default" table:number-columns-repeated="5"/>
          <table:table-cell table:style-name="ce21" office:value-type="float" office:value="56.9058257252398">
            <text:p>56,9</text:p>
          </table:table-cell>
          <table:table-cell table:style-name="ce26" office:value-type="float" office:value="72.9951609177757">
            <text:p>73,0</text:p>
          </table:table-cell>
          <table:table-cell table:style-name="ce31" office:value-type="float" office:value="0">
            <text:p>0,0</text:p>
          </table:table-cell>
        </table:table-row>
        <table:table-row table:style-name="ro2">
          <table:table-cell table:number-columns-repeated="12"/>
          <table:table-cell table:style-name="Default" table:number-columns-repeated="5"/>
          <table:table-cell office:value-type="string">
            <text:p>r<text:span text:style-name="T1">K</text:span><text:span text:style-name="T2">, Ом</text:span></text:p>
          </table:table-cell>
          <table:table-cell office:value-type="string">
            <text:p>L, мГн</text:p>
          </table:table-cell>
          <table:table-cell table:style-name="ce32" office:value-type="string">
            <text:p>С, мкФ</text:p>
          </table:table-cell>
        </table:table-row>
        <table:table-row table:style-name="ro3">
          <table:table-cell table:number-columns-repeated="12"/>
          <table:table-cell table:style-name="Default" table:number-columns-repeated="5"/>
          <table:table-cell table:style-name="ce21" table:formula="of:=[.R7]*COS(RADIANS([.R9]))-[.R3]" office:value-type="float" office:value="57.447367399992">
            <text:p>57,4</text:p>
          </table:table-cell>
          <table:table-cell table:style-name="ce26" table:formula="of:=1000*[.R7]*SIN(RADIANS([.R9]))/(2*PI()*50)" office:value-type="float" office:value="849.309350253673">
            <text:p>849,3</text:p>
          </table:table-cell>
          <table:table-cell table:style-name="ce31" table:formula="of:=10^6/((2*PI()*50)*[.S7]*SIN(RADIANS([.S9])))" office:value-type="float" office:value="28.570844670932">
            <text:p>28,6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3.06.2015</text:date>, <text:time>12:47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6">
      <number:number number:decimal-places="3"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7">
      <style:chart-properties chart:display-label="true" chart:logarithmic="false" chart:minimum="-0.1" chart:maximum="0.4" chart:interval-major="0.1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minimum="-0.2" chart:maximum="0.3" chart:origin="0" chart:interval-major="0.1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square" chart:symbol-width="0.25cm" chart:symbol-height="0.25cm" chart:link-data-style-to-source="false">
        <chart:symbol-image xlink:href="Pictures/2000000D000000DF000000DF948C12DE.svm" xlink:type="simple" xlink:actuate="onLoad"/>
      </style:chart-properties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3cm" svg:stroke-color="#c5000b" draw:fill-color="#c5000b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square" chart:symbol-width="0.25cm" chart:symbol-height="0.25cm" chart:link-data-style-to-source="false"/>
      <style:graphic-properties svg:stroke-width="0.03cm" svg:stroke-color="#ffd320" draw:fill-color="#ffd320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circle" chart:symbol-width="0.25cm" chart:symbol-height="0.25cm" chart:link-data-style-to-source="false"/>
      <style:graphic-properties svg:stroke-width="0.1cm" svg:stroke-color="#579d1c" draw:fill-color="#579d1c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circle" chart:symbol-width="0.25cm" chart:symbol-height="0.25cm" chart:link-data-style-to-source="false"/>
      <style:graphic-properties svg:stroke-width="0.1cm" svg:stroke-color="#7e0021" draw:fill-color="#7e0021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circle" chart:symbol-width="0.25cm" chart:symbol-height="0.25cm" chart:link-data-style-to-source="false">
        <chart:symbol-image xlink:href="Pictures/2000000D000000DF000000DF74639A27.svm" xlink:type="simple" xlink:actuate="onLoad"/>
      </style:chart-properties>
      <style:graphic-properties svg:stroke-width="0.1cm" svg:stroke-color="#004586" draw:fill-color="#004586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diamond" chart:symbol-width="0.25cm" chart:symbol-height="0.25cm" chart:link-data-style-to-source="false">
        <chart:symbol-image xlink:href="Pictures/2000000D000000DF000000DF75F9AC18.svm" xlink:type="simple" xlink:actuate="onLoad"/>
      </style:chart-properties>
      <style:graphic-properties svg:stroke-width="0.15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5cm" svg:height="9.5cm" xlink:href="." xlink:type="simple" chart:class="chart:scatter" chart:style-name="ch1">
        <chart:title svg:x="2.047cm" svg:y="0.325cm" chart:style-name="ch2">
          <text:p>Комплексная нагрузка 
с нейтральным проводом</text:p>
        </chart:title>
        <chart:legend chart:legend-position="end" svg:x="7.283cm" svg:y="2.866cm" style:legend-expansion="high" chart:style-name="ch3"/>
        <chart:plot-area chart:style-name="ch4" chart:data-source-has-labels="both" svg:x="0.307cm" svg:y="1.786cm" svg:width="7.177cm" svg:height="7.07cm">
          <chartooo:coordinate-region svg:x="0.598cm" svg:y="1.998cm" svg:width="6.646cm" svg:height="6.646cm"/>
          <chart:axis chart:dimension="x" chart:name="primary-x" chart:style-name="ch5" chartooo:axis-type="auto">
            <chart:categories table:cell-range-address="local-table.$A$2:.$A$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3" chart:label-cell-address="local-table.$C$1" chart:class="chart:scatter">
            <chart:domain table:cell-range-address="local-table.$B$2:.$B$3"/>
            <chart:data-point chart:repeated="2"/>
          </chart:series>
          <chart:series chart:style-name="ch9" chart:values-cell-range-address="local-table.$E$2:.$E$3" chart:label-cell-address="local-table.$E$1" chart:class="chart:scatter">
            <chart:domain table:cell-range-address="local-table.$D$2:.$D$3"/>
            <chart:data-point chart:repeated="2"/>
          </chart:series>
          <chart:series chart:style-name="ch10" chart:values-cell-range-address="local-table.$G$2:.$G$3" chart:label-cell-address="local-table.$G$1" chart:class="chart:scatter">
            <chart:domain table:cell-range-address="local-table.$F$2:.$F$3"/>
            <chart:data-point chart:repeated="2"/>
          </chart:series>
          <chart:series chart:style-name="ch11" chart:values-cell-range-address="local-table.$I$2:.$I$3" chart:label-cell-address="local-table.$I$1" chart:class="chart:scatter">
            <chart:domain table:cell-range-address="local-table.$H$2:.$H$3"/>
            <chart:data-point chart:repeated="2"/>
          </chart:series>
          <chart:series chart:style-name="ch12" chart:values-cell-range-address="local-table.$K$2:.$K$3" chart:label-cell-address="local-table.$K$1" chart:class="chart:scatter">
            <chart:domain table:cell-range-address="local-table.$J$2:.$J$3"/>
            <chart:data-point chart:repeated="2"/>
          </chart:series>
          <chart:series chart:style-name="ch13" chart:values-cell-range-address="local-table.$M$2:.$M$3" chart:label-cell-address="local-table.$M$1" chart:class="chart:scatter">
            <chart:domain table:cell-range-address="local-table.$L$2:.$L$3"/>
            <chart:data-point chart:repeated="2"/>
          </chart:series>
          <chart:series chart:style-name="ch14" chart:values-cell-range-address="local-table.$O$2:.$O$3" chart:label-cell-address="local-table.$O$1" chart:class="chart:scatter">
            <chart:domain table:cell-range-address="local-table.$N$2:.$N$3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a, В</text:p>
              </table:table-cell>
              <table:table-cell office:value-type="string">
                <text:p/>
              </table:table-cell>
              <table:table-cell office:value-type="string">
                <text:p>Ub, В</text:p>
              </table:table-cell>
              <table:table-cell office:value-type="string">
                <text:p/>
              </table:table-cell>
              <table:table-cell office:value-type="string">
                <text:p>Uc, В</text:p>
              </table:table-cell>
              <table:table-cell office:value-type="string">
                <text:p/>
              </table:table-cell>
              <table:table-cell office:value-type="string">
                <text:p>Ia, А</text:p>
              </table:table-cell>
              <table:table-cell office:value-type="string">
                <text:p/>
              </table:table-cell>
              <table:table-cell office:value-type="string">
                <text:p>Ib, А</text:p>
              </table:table-cell>
              <table:table-cell office:value-type="string">
                <text:p/>
              </table:table-cell>
              <table:table-cell office:value-type="string">
                <text:p>Ic, А</text:p>
              </table:table-cell>
              <table:table-cell office:value-type="string">
                <text:p/>
              </table:table-cell>
              <table:table-cell office:value-type="string">
                <text:p>In, 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45">
                <text:p>0.1745</text:p>
              </table:table-cell>
              <table:table-cell office:value-type="float" office:value="0">
                <text:p>0</text:p>
              </table:table-cell>
              <table:table-cell office:value-type="float" office:value="-0.08725">
                <text:p>-0.08725</text:p>
              </table:table-cell>
              <table:table-cell office:value-type="float" office:value="0.151121432960385">
                <text:p>0.151121432960385</text:p>
              </table:table-cell>
              <table:table-cell office:value-type="float" office:value="-0.08725">
                <text:p>-0.08725</text:p>
              </table:table-cell>
              <table:table-cell office:value-type="float" office:value="-0.151121432960385">
                <text:p>-0.151121432960385</text:p>
              </table:table-cell>
              <table:table-cell office:value-type="float" office:value="0.0720742150333016">
                <text:p>0.0720742150333016</text:p>
              </table:table-cell>
              <table:table-cell office:value-type="float" office:value="0.110586199533818">
                <text:p>0.110586199533818</text:p>
              </table:table-cell>
              <table:table-cell office:value-type="float" office:value="0.237995869567811">
                <text:p>0.237995869567811</text:p>
              </table:table-cell>
              <table:table-cell office:value-type="float" office:value="0.255262543411017">
                <text:p>0.255262543411017</text:p>
              </table:table-cell>
              <table:table-cell office:value-type="float" office:value="-0.0565">
                <text:p>-0.0565</text:p>
              </table:table-cell>
              <table:table-cell office:value-type="float" office:value="-0.0978608706276416">
                <text:p>-0.0978608706276416</text:p>
              </table:table-cell>
              <table:table-cell office:value-type="float" office:value="0.253570084601113">
                <text:p>0.253570084601113</text:p>
              </table:table-cell>
              <table:table-cell office:value-type="float" office:value="0.267987872317193">
                <text:p>0.2679878723171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6">
      <number:number number:decimal-places="3"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7">
      <style:chart-properties chart:display-label="true" chart:logarithmic="false" chart:minimum="-0.3" chart:maximum="0.4" chart:interval-major="0.2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minimum="-0.35" chart:maximum="0.35" chart:origin="0" chart:interval-major="0.2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square" chart:symbol-width="0.25cm" chart:symbol-height="0.25cm" chart:link-data-style-to-source="false">
        <chart:symbol-image xlink:href="Pictures/2000000D000000DF000000DF948C12DE.svm" xlink:type="simple" xlink:actuate="onLoad"/>
      </style:chart-properties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3cm" svg:stroke-color="#c5000b" draw:fill-color="#c5000b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square" chart:symbol-width="0.25cm" chart:symbol-height="0.25cm" chart:link-data-style-to-source="false"/>
      <style:graphic-properties svg:stroke-width="0.03cm" svg:stroke-color="#ffd320" draw:fill-color="#ffd320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circle" chart:symbol-width="0.25cm" chart:symbol-height="0.25cm" chart:link-data-style-to-source="false"/>
      <style:graphic-properties svg:stroke-width="0.1cm" svg:stroke-color="#579d1c" draw:fill-color="#579d1c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circle" chart:symbol-width="0.25cm" chart:symbol-height="0.25cm" chart:link-data-style-to-source="false"/>
      <style:graphic-properties svg:stroke-width="0.1cm" svg:stroke-color="#7e0021" draw:fill-color="#7e0021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circle" chart:symbol-width="0.25cm" chart:symbol-height="0.25cm" chart:link-data-style-to-source="false">
        <chart:symbol-image xlink:href="Pictures/2000000D000000DF000000DF74639A27.svm" xlink:type="simple" xlink:actuate="onLoad"/>
      </style:chart-properties>
      <style:graphic-properties svg:stroke-width="0.1cm" svg:stroke-color="#004586" draw:fill-color="#004586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diamond" chart:symbol-width="0.25cm" chart:symbol-height="0.25cm" chart:link-data-style-to-source="false">
        <chart:symbol-image xlink:href="Pictures/2000000D000000DF000000DF75F9AC18.svm" xlink:type="simple" xlink:actuate="onLoad"/>
      </style:chart-properties>
      <style:graphic-properties svg:stroke-width="0.15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5cm" svg:height="9.5cm" xlink:href="." xlink:type="simple" chart:class="chart:scatter" chart:style-name="ch1">
        <chart:title svg:x="1.174cm" svg:y="0.325cm" chart:style-name="ch2">
          <text:p>Симметричная активная нагрузка 
с нейтральным проводом</text:p>
        </chart:title>
        <chart:legend chart:legend-position="end" svg:x="7.283cm" svg:y="2.866cm" style:legend-expansion="high" chart:style-name="ch3"/>
        <chart:plot-area chart:style-name="ch4" chart:data-source-has-labels="both" svg:x="0.308cm" svg:y="1.999cm" svg:width="6.938cm" svg:height="6.859cm">
          <chartooo:coordinate-region svg:x="0.599cm" svg:y="1.999cm" svg:width="6.647cm" svg:height="6.647cm"/>
          <chart:axis chart:dimension="x" chart:name="primary-x" chart:style-name="ch5" chartooo:axis-type="auto">
            <chart:categories table:cell-range-address="local-table.$A$2:.$A$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3" chart:label-cell-address="local-table.$C$1" chart:class="chart:scatter">
            <chart:domain table:cell-range-address="local-table.$B$2:.$B$3"/>
            <chart:data-point chart:repeated="2"/>
          </chart:series>
          <chart:series chart:style-name="ch9" chart:values-cell-range-address="local-table.$E$2:.$E$3" chart:label-cell-address="local-table.$E$1" chart:class="chart:scatter">
            <chart:domain table:cell-range-address="local-table.$D$2:.$D$3"/>
            <chart:data-point chart:repeated="2"/>
          </chart:series>
          <chart:series chart:style-name="ch10" chart:values-cell-range-address="local-table.$G$2:.$G$3" chart:label-cell-address="local-table.$G$1" chart:class="chart:scatter">
            <chart:domain table:cell-range-address="local-table.$F$2:.$F$3"/>
            <chart:data-point chart:repeated="2"/>
          </chart:series>
          <chart:series chart:style-name="ch11" chart:values-cell-range-address="local-table.$I$2:.$I$3" chart:label-cell-address="local-table.$I$1" chart:class="chart:scatter">
            <chart:domain table:cell-range-address="local-table.$H$2:.$H$3"/>
            <chart:data-point chart:repeated="2"/>
          </chart:series>
          <chart:series chart:style-name="ch12" chart:values-cell-range-address="local-table.$K$2:.$K$3" chart:label-cell-address="local-table.$K$1" chart:class="chart:scatter">
            <chart:domain table:cell-range-address="local-table.$J$2:.$J$3"/>
            <chart:data-point chart:repeated="2"/>
          </chart:series>
          <chart:series chart:style-name="ch13" chart:values-cell-range-address="local-table.$M$2:.$M$3" chart:label-cell-address="local-table.$M$1" chart:class="chart:scatter">
            <chart:domain table:cell-range-address="local-table.$L$2:.$L$3"/>
            <chart:data-point chart:repeated="2"/>
          </chart:series>
          <chart:series chart:style-name="ch14" chart:values-cell-range-address="local-table.$O$2:.$O$3" chart:label-cell-address="local-table.$O$1" chart:class="chart:scatter">
            <chart:domain table:cell-range-address="local-table.$N$2:.$N$3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a, В</text:p>
              </table:table-cell>
              <table:table-cell office:value-type="string">
                <text:p/>
              </table:table-cell>
              <table:table-cell office:value-type="string">
                <text:p>Ub, В</text:p>
              </table:table-cell>
              <table:table-cell office:value-type="string">
                <text:p/>
              </table:table-cell>
              <table:table-cell office:value-type="string">
                <text:p>Uc, В</text:p>
              </table:table-cell>
              <table:table-cell office:value-type="string">
                <text:p/>
              </table:table-cell>
              <table:table-cell office:value-type="string">
                <text:p>Ia, А</text:p>
              </table:table-cell>
              <table:table-cell office:value-type="string">
                <text:p/>
              </table:table-cell>
              <table:table-cell office:value-type="string">
                <text:p>Ib, А</text:p>
              </table:table-cell>
              <table:table-cell office:value-type="string">
                <text:p/>
              </table:table-cell>
              <table:table-cell office:value-type="string">
                <text:p>Ic, А</text:p>
              </table:table-cell>
              <table:table-cell office:value-type="string">
                <text:p/>
              </table:table-cell>
              <table:table-cell office:value-type="string">
                <text:p>In, 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75">
                <text:p>0.1775</text:p>
              </table:table-cell>
              <table:table-cell office:value-type="float" office:value="0">
                <text:p>0</text:p>
              </table:table-cell>
              <table:table-cell office:value-type="float" office:value="-0.08875">
                <text:p>-0.08875</text:p>
              </table:table-cell>
              <table:table-cell office:value-type="float" office:value="0.153719509171738">
                <text:p>0.153719509171738</text:p>
              </table:table-cell>
              <table:table-cell office:value-type="float" office:value="-0.08875">
                <text:p>-0.08875</text:p>
              </table:table-cell>
              <table:table-cell office:value-type="float" office:value="-0.153719509171738">
                <text:p>-0.153719509171738</text:p>
              </table:table-cell>
              <table:table-cell office:value-type="float" office:value="0.355">
                <text:p>0.355</text:p>
              </table:table-cell>
              <table:table-cell office:value-type="float" office:value="0">
                <text:p>0</text:p>
              </table:table-cell>
              <table:table-cell office:value-type="float" office:value="-0.175">
                <text:p>-0.175</text:p>
              </table:table-cell>
              <table:table-cell office:value-type="float" office:value="0.303108891324554">
                <text:p>0.303108891324554</text:p>
              </table:table-cell>
              <table:table-cell office:value-type="float" office:value="-0.165">
                <text:p>-0.165</text:p>
              </table:table-cell>
              <table:table-cell office:value-type="float" office:value="-0.285788383248865">
                <text:p>-0.285788383248865</text:p>
              </table:table-cell>
              <table:table-cell office:value-type="float" office:value="0.0150000000000001">
                <text:p>0.0150000000000001</text:p>
              </table:table-cell>
              <table:table-cell office:value-type="float" office:value="0.0173205080756888">
                <text:p>0.01732050807568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